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0418980728961cm 3.7102576895794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2cm" svg:height="0.661cm" draw:transform="rotate (-2.15687788961459) translate (4.15079114539899cm 7.55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3.785cm" svg:height="3.223cm" draw:transform="rotate (0.0979129710368819) translate (3.02479999097031cm 3.3232471715477cm)" svg:viewBox="0 0 3786 3224" svg:d="M250 77c2168-240 3672 45 3526 1419-146 1373-1068 1602-3316 1728-189-10-204-772 153-791 1136-61 2468 189 2516-754 47-942-1477-1062-2951-819-280 46-209-769 72-783z">
          <text:p/>
        </draw:path>
        <draw:path draw:style-name="gr1" draw:text-style-name="P1" draw:layer="layout" svg:width="0.902cm" svg:height="0.661cm" draw:transform="skewX (0.00122173047639598) rotate (-2.1556561591382) translate (4.16945731859431cm 3.8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408cm" svg:height="3.565cm" draw:transform="rotate (-2.21063403057602) translate (7.09948583848349cm 7.2021441914943cm)" svg:viewBox="0 0 1409 3566" svg:d="M1392 3068c-315-266-346-497-374-830-83-993-51-1657-122-2137-24-158-939-143-894 130 88 535 110 1059 145 1515 38 458 19 1245 581 1765 252 232 786-342 664-443z">
          <text:p/>
        </draw:path>
        <draw:path draw:style-name="gr1" draw:text-style-name="P1" draw:layer="layout" svg:width="0.902cm" svg:height="0.661cm" draw:transform="skewX (0.00122173047639598) rotate (-2.1556561591382) translate (3.84279065192769cm 3.504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4.37779065192781cm 5.824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9) rotate (-2.15652882376419) translate (7.1178895804584cm 7.2044226950942cm)" svg:viewBox="0 0 903 661" svg:d="M528 644c136-64 328-219 366-367 34-139-27-185-184-243-156-57-352-32-459-3-277 72-309 187-173 369s314 309 450 244z">
          <text:p/>
        </draw:path>
        <draw:path draw:style-name="gr3" draw:text-style-name="P1" draw:layer="layout" svg:width="1.273cm" svg:height="1.819cm" draw:transform="skewX (0.000698131700797727) rotate (2.75517675719825) translate (5.6242413203955cm 2.9891638861872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5.3624411400535cm 2.277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37099110710379cm 2.1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3.99603264294211cm 1.594598353964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45) rotate (-2.15705242253979) translate (6.43703264294209cm 1.366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4:41.961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